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B00000290B3C1872DF3D9494A.png" manifest:media-type="image/png"/>
  <manifest:file-entry manifest:full-path="Pictures/100002010000036B00000290DF7A6E45D49B4EDD.png" manifest:media-type="image/png"/>
  <manifest:file-entry manifest:full-path="Pictures/100002010000036B00000290F39C853C12D92770.png" manifest:media-type="image/png"/>
  <manifest:file-entry manifest:full-path="Pictures/100002010000036B00000290EEBE506426D6FE6B.png" manifest:media-type="image/png"/>
  <manifest:file-entry manifest:full-path="Pictures/100002010000036B00000290468F8717C1562CF5.png" manifest:media-type="image/png"/>
  <manifest:file-entry manifest:full-path="Pictures/100002010000036B00000290175FDF617B8FABB1.png" manifest:media-type="image/png"/>
  <manifest:file-entry manifest:full-path="Pictures/100002010000036B00000290B8627C667FE2B7E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15.98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2.4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2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2.7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23.7999992370605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487cm" svg:height="1.269cm" svg:x="1.254cm" svg:y="1cm">
          <draw:text-box>
            <text:p><text:span text:style-name="T1">Machines performance on gen_sqw and combine (10Gb)</text:span></text:p>
          </draw:text-box>
        </draw:frame>
        <draw:frame draw:style-name="gr2" draw:text-style-name="P2" draw:layer="layout" svg:width="8cm" svg:height="6cm" svg:x="1.421cm" svg:y="2.351cm">
          <draw:image xlink:href="Pictures/100002010000036B00000290B8627C667FE2B7E8.png" xlink:type="simple" xlink:show="embed" xlink:actuate="onLoad">
            <text:p/>
          </draw:image>
        </draw:frame>
        <draw:frame draw:style-name="gr2" draw:text-style-name="P2" draw:layer="layout" svg:width="8cm" svg:height="6.07cm" svg:x="10.652cm" svg:y="2.212cm">
          <draw:image xlink:href="Pictures/100002010000036B00000290175FDF617B8FABB1.png" xlink:type="simple" xlink:show="embed" xlink:actuate="onLoad">
            <text:p/>
          </draw:image>
        </draw:frame>
        <draw:frame draw:style-name="gr3" draw:text-style-name="P3" draw:layer="layout" svg:width="2.949cm" svg:height="1.269cm" svg:x="1.438cm" svg:y="1.763cm">
          <draw:text-box>
            <text:p><text:span text:style-name="T2">ndmlnx01</text:span></text:p>
          </draw:text-box>
        </draw:frame>
        <draw:frame draw:style-name="gr4" draw:text-style-name="P3" draw:layer="layout" svg:width="2.974cm" svg:height="1.269cm" svg:x="2.524cm" svg:y="8.021cm">
          <draw:text-box>
            <text:p><text:span text:style-name="T2">n-workers</text:span></text:p>
          </draw:text-box>
        </draw:frame>
        <draw:frame draw:style-name="gr5" draw:text-style-name="P3" draw:layer="layout" svg:width="3.203cm" svg:height="1.269cm" svg:x="11.668cm" svg:y="8.021cm">
          <draw:text-box>
            <text:p><text:span text:style-name="T2">cache-size</text:span></text:p>
          </draw:text-box>
        </draw:frame>
        <draw:frame draw:style-name="gr2" draw:text-style-name="P2" draw:layer="layout" svg:width="8cm" svg:height="6cm" svg:x="1.436cm" svg:y="9.61cm">
          <draw:image xlink:href="Pictures/100002010000036B00000290EEBE506426D6FE6B.png" xlink:type="simple" xlink:show="embed" xlink:actuate="onLoad">
            <text:p/>
          </draw:image>
        </draw:frame>
        <draw:frame draw:style-name="gr2" draw:text-style-name="P2" draw:layer="layout" svg:width="8cm" svg:height="6cm" svg:x="10.906cm" svg:y="9.464cm">
          <draw:image xlink:href="Pictures/100002010000036B00000290468F8717C1562CF5.png" xlink:type="simple" xlink:show="embed" xlink:actuate="onLoad">
            <text:p/>
          </draw:image>
        </draw:frame>
        <draw:frame draw:style-name="gr6" draw:text-style-name="P3" draw:layer="layout" svg:width="10.16cm" svg:height="1.016cm" svg:x="1.254cm" svg:y="8.827cm">
          <draw:text-box>
            <text:p><text:span text:style-name="T2">iDaaaS large</text:span></text:p>
          </draw:text-box>
        </draw:frame>
        <draw:frame draw:style-name="gr5" draw:text-style-name="P3" draw:layer="layout" svg:width="3.203cm" svg:height="1.269cm" svg:x="11.767cm" svg:y="15.225cm">
          <draw:text-box>
            <text:p><text:span text:style-name="T2">cache-size</text:span></text:p>
          </draw:text-box>
        </draw:frame>
        <draw:frame draw:style-name="gr4" draw:text-style-name="P4" draw:layer="layout" svg:width="2.974cm" svg:height="1.269cm" svg:x="2.344cm" svg:y="15.224cm">
          <draw:text-box>
            <text:p><text:span text:style-name="T2">n-workers</text:span></text:p>
          </draw:text-box>
        </draw:frame>
        <draw:frame draw:style-name="gr2" draw:text-style-name="P2" draw:layer="layout" svg:width="8cm" svg:height="5.9cm" svg:x="1.336cm" svg:y="9.51cm">
          <draw:image xlink:href="Pictures/100002010000036B00000290F39C853C12D92770.png" xlink:type="simple" xlink:show="embed" xlink:actuate="onLoad">
            <text:p/>
          </draw:image>
        </draw:frame>
        <draw:frame draw:style-name="gr7" draw:text-style-name="P5" draw:layer="layout" svg:width="8cm" svg:height="5.91cm" svg:x="1.762cm" svg:y="16.934cm">
          <draw:image xlink:href="Pictures/100002010000036B00000290DF7A6E45D49B4EDD.png" xlink:type="simple" xlink:show="embed" xlink:actuate="onLoad">
            <text:p/>
          </draw:image>
        </draw:frame>
        <draw:frame draw:style-name="gr6" draw:text-style-name="P3" draw:layer="layout" svg:width="10.16cm" svg:height="1.016cm" svg:x="1cm" svg:y="15.986cm">
          <draw:text-box>
            <text:p><text:span text:style-name="T2">iDaaaS Small</text:span></text:p>
          </draw:text-box>
        </draw:frame>
        <draw:frame draw:style-name="gr7" draw:text-style-name="P5" draw:layer="layout" svg:width="8cm" svg:height="5.92cm" svg:x="11.16cm" svg:y="16.924cm">
          <draw:image xlink:href="Pictures/100002010000036B00000290B3C1872DF3D9494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6:39:41.819315839</meta:creation-date>
    <dc:date>2019-07-18T11:27:43.367889471</dc:date>
    <meta:editing-duration>PT29M35S</meta:editing-duration>
    <meta:editing-cycles>7</meta:editing-cycles>
    <meta:generator>LibreOffice/5.3.6.1$Linux_X86_64 LibreOffice_project/30$Build-1</meta:generator>
    <meta:document-statistic meta:object-count="38"/>
  </office:meta>
</office:document-meta>
</file>